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P2" style:family="paragraph" style:parent-style-name="Footer">
      <style:paragraph-properties fo:text-align="start" style:justify-single-word="false">
        <style:tab-stops>
          <style:tab-stop style:position="5.4953in" style:type="right"/>
        </style:tab-stops>
      </style:paragraph-properties>
    </style:style>
    <style:style style:name="P3" style:family="paragraph" style:parent-style-name="Standard" style:list-style-name="L1"/>
    <style:style style:name="P4" style:family="paragraph" style:parent-style-name="Standard" style:list-style-name="L1">
      <style:text-properties officeooo:paragraph-rsid="000ca17b"/>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1bf1b9"/>
    </style:style>
    <style:style style:name="P7" style:family="paragraph" style:parent-style-name="Standard">
      <style:paragraph-properties fo:text-align="start" style:justify-single-word="false"/>
      <style:text-properties officeooo:paragraph-rsid="0005c44e"/>
    </style:style>
    <style:style style:name="P8" style:family="paragraph" style:parent-style-name="Standard">
      <style:paragraph-properties fo:text-align="start" style:justify-single-word="false"/>
      <style:text-properties officeooo:paragraph-rsid="001c61dd"/>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1">
      <style:paragraph-properties fo:text-align="start" style:justify-single-word="false"/>
      <style:text-properties officeooo:paragraph-rsid="000ca17b"/>
    </style:style>
    <style:style style:name="P11" style:family="paragraph" style:parent-style-name="Standard">
      <style:paragraph-properties fo:text-align="start" style:justify-single-word="false"/>
      <style:text-properties officeooo:paragraph-rsid="00249e93"/>
    </style:style>
    <style:style style:name="P12" style:family="paragraph" style:parent-style-name="Standard">
      <style:paragraph-properties fo:text-align="start" style:justify-single-word="false"/>
      <style:text-properties officeooo:rsid="001f9c52" officeooo:paragraph-rsid="001f9c52"/>
    </style:style>
    <style:style style:name="P13" style:family="paragraph" style:parent-style-name="Standard">
      <style:paragraph-properties fo:text-align="start" style:justify-single-word="false">
        <style:tab-stops>
          <style:tab-stop style:position="2in"/>
          <style:tab-stop style:position="5.5in" style:type="right" style:leader-style="solid" style:leader-text="_"/>
        </style:tab-stops>
      </style:paragraph-properties>
      <style:text-properties officeooo:rsid="001f9c52" officeooo:paragraph-rsid="001f9c52"/>
    </style:style>
    <style:style style:name="P14" style:family="paragraph" style:parent-style-name="Standard">
      <style:paragraph-properties fo:text-align="start" style:justify-single-word="false">
        <style:tab-stops>
          <style:tab-stop style:position="2in"/>
          <style:tab-stop style:position="5.5in" style:type="right" style:leader-style="solid" style:leader-text="_"/>
        </style:tab-stops>
      </style:paragraph-properties>
      <style:text-properties officeooo:rsid="001f9c52" officeooo:paragraph-rsid="002a3151"/>
    </style:style>
    <style:style style:name="P15"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2a3151"/>
    </style:style>
    <style:style style:name="P16"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1f9c52"/>
    </style:style>
    <style:style style:name="P17" style:family="paragraph" style:parent-style-name="Standard">
      <style:text-properties officeooo:rsid="001f9c52" officeooo:paragraph-rsid="001f9c52"/>
    </style:style>
    <style:style style:name="P18" style:family="paragraph" style:parent-style-name="Standard">
      <style:text-properties officeooo:paragraph-rsid="00249e93"/>
    </style:style>
    <style:style style:name="P19" style:family="paragraph" style:parent-style-name="Standard">
      <style:text-properties officeooo:paragraph-rsid="001c61dd"/>
    </style:style>
    <style:style style:name="P20" style:family="paragraph" style:parent-style-name="Standard">
      <style:text-properties officeooo:paragraph-rsid="0005c44e"/>
    </style:style>
    <style:style style:name="P21" style:family="paragraph" style:parent-style-name="Standard">
      <style:text-properties officeooo:paragraph-rsid="001bf1b9"/>
    </style:style>
    <style:style style:name="P22" style:family="paragraph" style:parent-style-name="Standard">
      <style:paragraph-properties fo:margin-top="0.1701in" fo:margin-bottom="0.1701in" loext:contextual-spacing="false" fo:line-height="137%" fo:text-align="start" style:justify-single-word="false">
        <style:tab-stops>
          <style:tab-stop style:position="2in"/>
          <style:tab-stop style:position="5.5in" style:type="right" style:leader-style="solid" style:leader-text="_"/>
        </style:tab-stops>
      </style:paragraph-properties>
      <style:text-properties officeooo:rsid="0014c20d" officeooo:paragraph-rsid="0014c20d"/>
    </style:style>
    <style:style style:name="P23" style:family="paragraph" style:parent-style-name="Standard">
      <style:paragraph-properties fo:margin-top="0.1701in" fo:margin-bottom="0.1701in" loext:contextual-spacing="false" fo:line-height="137%" fo:text-align="start" style:justify-single-word="false">
        <style:tab-stops>
          <style:tab-stop style:position="2in"/>
          <style:tab-stop style:position="5.5in" style:type="right" style:leader-style="solid" style:leader-text="_"/>
        </style:tab-stops>
      </style:paragraph-properties>
      <style:text-properties officeooo:rsid="0014c20d" officeooo:paragraph-rsid="0016d14f"/>
    </style:style>
    <style:style style:name="P24"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6d14f"/>
    </style:style>
    <style:style style:name="P25"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4c20d"/>
    </style:style>
    <style:style style:name="P26" style:family="paragraph" style:parent-style-name="Standard">
      <style:paragraph-properties fo:text-align="start" style:justify-single-word="false" fo:break-before="page"/>
      <style:text-properties officeooo:paragraph-rsid="00298242"/>
    </style:style>
    <style:style style:name="P27" style:family="paragraph" style:parent-style-name="Standard">
      <style:paragraph-properties fo:break-before="page"/>
      <style:text-properties officeooo:paragraph-rsid="00298242"/>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5in" fo:margin-right="0in" fo:text-align="start" style:justify-single-word="false" fo:text-indent="0in" style:auto-text-indent="false"/>
    </style:style>
    <style:style style:name="P30" style:family="paragraph" style:parent-style-name="Standard">
      <style:paragraph-properties fo:margin-left="0.5in" fo:margin-right="0in" fo:text-align="start" style:justify-single-word="false" fo:text-indent="0in" style:auto-text-indent="false"/>
      <style:text-properties fo:font-weight="bold" officeooo:rsid="000ca17b" officeooo:paragraph-rsid="000ca17b" style:font-weight-asian="bold" style:font-weight-complex="bold"/>
    </style:style>
    <style:style style:name="P31" style:family="paragraph" style:parent-style-name="Standard">
      <style:paragraph-properties fo:margin-left="0.5in" fo:margin-right="0in" fo:text-indent="0in" style:auto-text-indent="false"/>
      <style:text-properties fo:font-weight="bold" officeooo:rsid="000ca17b" officeooo:paragraph-rsid="000ca17b" style:font-weight-asian="bold" style:font-weight-complex="bold"/>
    </style:style>
    <style:style style:name="P32" style:family="paragraph" style:parent-style-name="Standard">
      <style:paragraph-properties fo:margin-left="0.5in" fo:margin-right="0in" fo:text-align="start" style:justify-single-word="false" fo:text-indent="0in" style:auto-text-indent="false" fo:break-before="page">
        <style:tab-stops>
          <style:tab-stop style:position="2in"/>
          <style:tab-stop style:position="5.5in" style:type="right" style:leader-style="solid" style:leader-text="_"/>
        </style:tab-stops>
      </style:paragraph-properties>
      <style:text-properties officeooo:rsid="001f9c52" officeooo:paragraph-rsid="002a3151"/>
    </style:style>
    <style:style style:name="P33" style:family="paragraph" style:parent-style-name="Standard">
      <style:paragraph-properties fo:margin-left="0.5in" fo:margin-right="0in" fo:text-indent="0in" style:auto-text-indent="false" fo:break-before="page">
        <style:tab-stops>
          <style:tab-stop style:position="2in"/>
          <style:tab-stop style:position="5.5in" style:type="right" style:leader-style="solid" style:leader-text="_"/>
        </style:tab-stops>
      </style:paragraph-properties>
      <style:text-properties officeooo:rsid="001f9c52" officeooo:paragraph-rsid="002a3151"/>
    </style:style>
    <style:style style:name="P34" style:family="paragraph" style:parent-style-name="Text_20_body">
      <style:text-properties officeooo:rsid="003334c3" officeooo:paragraph-rsid="003334c3"/>
    </style:style>
    <style:style style:name="P35" style:family="paragraph" style:parent-style-name="Text_20_body">
      <style:paragraph-properties fo:text-align="start" style:justify-single-word="false"/>
      <style:text-properties officeooo:rsid="003334c3" officeooo:paragraph-rsid="003334c3"/>
    </style:style>
    <style:style style:name="P36" style:family="paragraph" style:parent-style-name="Heading_20_1" style:list-style-name="">
      <style:paragraph-properties fo:line-height="137%" fo:text-align="start" style:justify-single-word="fals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0825a8" officeooo:paragraph-rsid="000825a8"/>
    </style:style>
    <style:style style:name="P39" style:family="paragraph" style:parent-style-name="Heading_20_1">
      <style:paragraph-properties fo:text-align="start" style:justify-single-word="false" fo:break-before="page"/>
      <style:text-properties officeooo:rsid="000825a8" officeooo:paragraph-rsid="000825a8"/>
    </style:style>
    <style:style style:name="P40" style:family="paragraph" style:parent-style-name="Heading_20_1">
      <style:paragraph-properties fo:break-before="page"/>
      <style:text-properties officeooo:paragraph-rsid="000ca17b"/>
    </style:style>
    <style:style style:name="P41" style:family="paragraph" style:parent-style-name="Heading_20_1">
      <style:paragraph-properties fo:text-align="start" style:justify-single-word="false" fo:break-before="page"/>
    </style:style>
    <style:style style:name="P42" style:family="paragraph" style:parent-style-name="Heading_20_1">
      <style:paragraph-properties fo:text-align="start" style:justify-single-word="false" fo:break-before="page"/>
      <style:text-properties officeooo:paragraph-rsid="000ca17b"/>
    </style:style>
    <style:style style:name="P43" style:family="paragraph" style:parent-style-name="Heading_20_2" style:list-style-name="">
      <style:paragraph-properties fo:line-height="137%"/>
      <style:text-properties officeooo:rsid="0003d74f" officeooo:paragraph-rsid="0003d74f"/>
    </style:style>
    <style:style style:name="P44" style:family="paragraph" style:parent-style-name="Heading_20_2" style:list-style-name="">
      <style:paragraph-properties fo:line-height="137%" fo:text-align="start" style:justify-single-word="false"/>
      <style:text-properties officeooo:rsid="0003d74f" officeooo:paragraph-rsid="0003d74f"/>
    </style:style>
    <style:style style:name="P45" style:family="paragraph" style:parent-style-name="Heading_20_2">
      <style:text-properties officeooo:rsid="0005c44e"/>
    </style:style>
    <style:style style:name="P46" style:family="paragraph" style:parent-style-name="Heading_20_2">
      <style:paragraph-properties fo:text-align="start" style:justify-single-word="false"/>
      <style:text-properties officeooo:rsid="0005c44e"/>
    </style:style>
    <style:style style:name="P47" style:family="paragraph" style:parent-style-name="Heading_20_2" style:list-style-name="">
      <style:paragraph-properties fo:line-height="137%"/>
    </style:style>
    <style:style style:name="P48" style:family="paragraph" style:parent-style-name="Heading_20_2" style:list-style-name="">
      <style:paragraph-properties fo:line-height="137%"/>
      <style:text-properties officeooo:paragraph-rsid="000ca17b"/>
    </style:style>
    <style:style style:name="P49" style:family="paragraph" style:parent-style-name="Heading_20_2" style:list-style-name="">
      <style:paragraph-properties fo:line-height="137%" fo:text-align="start" style:justify-single-word="false"/>
    </style:style>
    <style:style style:name="P50" style:family="paragraph" style:parent-style-name="Heading_20_2" style:list-style-name="">
      <style:paragraph-properties fo:line-height="137%" fo:text-align="start" style:justify-single-word="false"/>
      <style:text-properties officeooo:paragraph-rsid="000ca17b"/>
    </style:style>
    <style:style style:name="P51" style:family="paragraph" style:parent-style-name="Heading_20_2">
      <style:paragraph-properties fo:text-align="start" style:justify-single-word="false"/>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03d74f" officeooo:paragraph-rsid="0003d74f"/>
    </style:style>
    <style:style style:name="P54" style:family="paragraph" style:parent-style-name="Heading_20_2">
      <style:paragraph-properties fo:text-align="start" style:justify-single-word="false" fo:break-before="page"/>
      <style:text-properties officeooo:rsid="0003d74f" officeooo:paragraph-rsid="0003d74f"/>
    </style:style>
    <style:style style:name="P55" style:family="paragraph" style:parent-style-name="Heading_20_2">
      <style:paragraph-properties fo:break-before="page"/>
      <style:text-properties officeooo:paragraph-rsid="000ca17b"/>
    </style:style>
    <style:style style:name="P56" style:family="paragraph" style:parent-style-name="Heading_20_2">
      <style:paragraph-properties fo:text-align="start" style:justify-single-word="false" fo:break-before="page"/>
    </style:style>
    <style:style style:name="P57" style:family="paragraph" style:parent-style-name="Heading_20_2">
      <style:paragraph-properties fo:text-align="start" style:justify-single-word="false" fo:break-before="page"/>
      <style:text-properties officeooo:paragraph-rsid="000ca17b"/>
    </style:style>
    <style:style style:name="P58" style:family="paragraph" style:parent-style-name="Heading_20_3" style:list-style-name="">
      <style:paragraph-properties fo:line-height="137%"/>
    </style:style>
    <style:style style:name="P59" style:family="paragraph" style:parent-style-name="Heading_20_3" style:list-style-name="">
      <style:paragraph-properties fo:line-height="137%" fo:text-align="start" style:justify-single-word="false"/>
    </style:style>
    <style:style style:name="P60" style:family="paragraph" style:parent-style-name="Heading_20_3">
      <style:paragraph-properties fo:text-align="start" style:justify-single-word="false"/>
    </style:style>
    <style:style style:name="P61" style:family="paragraph" style:parent-style-name="Fill-in-the-Blank">
      <style:paragraph-properties fo:text-align="start" style:justify-single-word="false"/>
    </style:style>
    <style:style style:name="P62" style:family="paragraph" style:parent-style-name="Blank_20_Space">
      <style:paragraph-properties fo:text-align="start" style:justify-single-word="false"/>
    </style:style>
    <style:style style:name="T1" style:family="text">
      <style:text-properties officeooo:rsid="002c9f64"/>
    </style:style>
    <style:style style:name="T2" style:family="text">
      <style:text-properties officeooo:rsid="000b1f04"/>
    </style:style>
    <style:style style:name="T3" style:family="text">
      <style:text-properties officeooo:rsid="0003d74f"/>
    </style:style>
    <style:style style:name="T4" style:family="text">
      <style:text-properties officeooo:rsid="0005c44e"/>
    </style:style>
    <style:style style:name="T5" style:family="text">
      <style:text-properties officeooo:rsid="000825a8"/>
    </style:style>
    <style:style style:name="T6" style:family="text">
      <style:text-properties officeooo:rsid="000dbee0"/>
    </style:style>
    <style:style style:name="T7" style:family="text">
      <style:text-properties officeooo:rsid="001004c6"/>
    </style:style>
    <style:style style:name="T8" style:family="text">
      <style:text-properties officeooo:rsid="001b17c8"/>
    </style:style>
    <style:style style:name="T9" style:family="text">
      <style:text-properties officeooo:rsid="001bf1b9"/>
    </style:style>
    <style:style style:name="T10" style:family="text">
      <style:text-properties officeooo:rsid="001c61dd"/>
    </style:style>
    <style:style style:name="T11" style:family="text">
      <style:text-properties officeooo:rsid="001cd693"/>
    </style:style>
    <style:style style:name="T12" style:family="text">
      <style:text-properties officeooo:rsid="001e3bdc"/>
    </style:style>
    <style:style style:name="T13" style:family="text">
      <style:text-properties officeooo:rsid="0033e558"/>
    </style:style>
    <style:style style:name="T14" style:family="text">
      <style:text-properties officeooo:rsid="0037825a"/>
    </style:style>
    <style:style style:name="T15" style:family="text">
      <style:text-properties officeooo:rsid="0038a1d5"/>
    </style:style>
    <style:style style:name="T16" style:family="text">
      <style:text-properties officeooo:rsid="003bff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fornia Statutory Advance Healthcare Directive</text:p>
      <text:p text:style-name="P34">This is the standard form advance healthcare directive <text:span text:style-name="T15">that the California legislature wrote into </text:span>section 4701 of California’s probate code. <text:span text:style-name="T16">He</text:span></text:p>
      <text:h text:style-name="P40" text:outline-level="1"><text:span text:style-name="T6">Part</text:span> 1. <text:span text:style-name="T3">Power of Attorney for Health Care</text:span></text:h>
      <text:h text:style-name="Heading_20_2" text:outline-level="2">Designation of Agent</text:h>
      <text:p text:style-name="Standard"><text:span text:style-name="T3">I</text:span> designate the following individual as my agent to make health care decisions for me:</text:p>
      <text:p text:style-name="P25">Name:<text:tab/><text:tab/></text:p>
      <text:p text:style-name="P25">Address:<text:tab/><text:tab/><text:line-break/><text:tab/><text:tab/><text:line-break/><text:tab/><text:tab/></text:p>
      <text:p text:style-name="P25">Home Phone:<text:tab/><text:tab/></text:p>
      <text:p text:style-name="P25">Work Phone:<text:tab/><text:tab/></text:p>
      <text:h text:style-name="P58" text:outline-level="3"/>
      <text:h text:style-name="P52" text:outline-level="2">First Alternate Agent</text:h>
      <text:p text:style-name="Standard"><text:span text:style-name="T3">Optional</text:span>: If I revoke my agent’s authority or if my agent is not willing, able, or reasonably available to make a health care decision for me, I designate as my first alternate agent:</text:p>
      <text:p text:style-name="Fill-in-the-Blank">Name:<text:tab/><text:tab/></text:p>
      <text:p text:style-name="Fill-in-the-Blank">Address:<text:tab/><text:tab/><text:line-break/><text:tab/><text:tab/><text:line-break/><text:tab/><text:tab/></text:p>
      <text:p text:style-name="Fill-in-the-Blank">Home Phone:<text:tab/><text:tab/></text:p>
      <text:p text:style-name="Fill-in-the-Blank">Work Phone:<text:tab/><text:tab/></text:p>
      <text:h text:style-name="P58" text:outline-level="3"/>
      <text:h text:style-name="P52" text:outline-level="2"><text:span text:style-name="T8">Second</text:span> Alternate Agent</text:h>
      <text:p text:style-name="Standard"><text:span text:style-name="T3">Optional</text:span>: If I revoke the authority of my agent and first alternate agent or if neither is willing, able, or reasonably available to make a health care decision for me, I designate as my second alternate agent:</text:p>
      <text:p text:style-name="P24">Name:<text:tab/><text:tab/></text:p>
      <text:p text:style-name="P24">Address:<text:tab/><text:tab/><text:line-break/><text:tab/><text:tab/><text:line-break/><text:tab/><text:tab/></text:p>
      <text:p text:style-name="P24">Home Phone:<text:tab/><text:tab/></text:p>
      <text:p text:style-name="P24">Work Phone:<text:tab/><text:tab/></text:p>
      <text:h text:style-name="P43" text:outline-level="2"/>
      <text:h text:style-name="P53" text:outline-level="2">Agent’s Authority</text:h>
      <text:p text:style-name="Standard"><text:span text:style-name="T3">M</text:span>y agent is authorized to make all health care decisions for me, including decisions to provide, withhold, or withdraw artificial nutrition and hydration and all other forms of health care to keep me alive, except as I state here:</text:p>
      <text:p text:style-name="Blank_20_Space"/>
      <text:p text:style-name="Standard">(Add additional sheets if needed.)</text:p>
      <text:h text:style-name="Heading_20_2" text:outline-level="2">When Agent’s Authority Becomes Effective</text:h>
      <text:p text:style-name="P21">My agent’s authority becomes effective when my primary physician determines that I am unable to make my own health care decisions unless I mark the following box.</text:p>
      <text:p text:style-name="P21">If I mark this box ◻, my agent’s authority to make health care decisions for me takes effect immediately.</text:p>
      <text:h text:style-name="Heading_20_2" text:outline-level="2">Agent’s Obligation</text:h>
      <text:p text:style-name="Standard">My agent shall make health care decisions for me in accordance with this power of attorney for health care, any instructions I give in Part 2 of this form, and my other wishes to the extent known to my agent. To the extent my wishes are unknown, my agent shall make health care decisions for me in accordance with what my agent determines to be in my best interest. In determining my best <text:soft-page-break/>interest, my agent shall consider my personal values to the extent known to my agent.</text:p>
      <text:h text:style-name="Heading_20_2" text:outline-level="2">Agent’s Postdeath Authority</text:h>
      <text:p text:style-name="Standard">My agent is authorized to donate my organs, tissues, and parts, authorize an autopsy, and direct disposition of my remains, except as I state here or in Part 3 of this form:</text:p>
      <text:p text:style-name="Blank_20_Space"/>
      <text:p text:style-name="Standard">(Add additional sheets if needed.)</text:p>
      <text:h text:style-name="P45" text:outline-level="2">Nomination of Conservator</text:h>
      <text:p text:style-name="P20">If a conservator of my person needs to be appointed for me by a court, I nominate the agent designated in this form. If that agent is not willing, able, or reasonably available to act as conservator, I nominate the alternate agents whom I have named, in the order designated.</text:p>
      <text:h text:style-name="P36" text:outline-level="1"/>
      <text:h text:style-name="P37" text:outline-level="1"><text:span text:style-name="T9">Part</text:span> 2. <text:span text:style-name="T4">Instructions for Health Care</text:span></text:h>
      <text:p text:style-name="P20">If you fill out this part of the form, you may strike any wording you do not want.</text:p>
      <text:h text:style-name="Heading_20_2" text:outline-level="2">End-of-Life Decisions</text:h>
      <text:p text:style-name="P20">I direct that my health care providers and others involved in my care provide, withhold, or withdraw treatment in accordance with the choice I have marked below:</text:p>
      <text:h text:style-name="Heading_20_3" text:outline-level="3">◻ Choice Not To Prolong Life</text:h>
      <text:p text:style-name="Standard">I do not want my life to be prolonged if (1) I have an incurable and irreversible condition that will result in my death within a relatively short time, (2) I become unconscious and, to a reasonable degree of medical certainty, I will not regain consciousness, or (3) the likely risks and burdens of treatment would outweigh the expected benefits, <text:span text:style-name="T7">or</text:span></text:p>
      <text:h text:style-name="Heading_20_3" text:outline-level="3">◻ Choice To Prolong Life</text:h>
      <text:p text:style-name="Standard">I want my life to be prolonged as long as possible within the limits of generally accepted health care standards.</text:p>
      <text:h text:style-name="P47" text:outline-level="2"/>
      <text:h text:style-name="P52" text:outline-level="2">Relief From Pain</text:h>
      <text:p text:style-name="P20">Except as I state in the following space, I direct that treatment for alleviation of pain or discomfort be provided at all times, even if it hastens my death:</text:p>
      <text:p text:style-name="Blank_20_Space"/>
      <text:p text:style-name="Standard">(Add additional sheets if needed.)</text:p>
      <text:h text:style-name="Heading_20_2" text:outline-level="2">Other Wishes</text:h>
      <text:p text:style-name="Standard"><text:span text:style-name="T4">(</text:span>If you do not agree with any of the optional choices above and wish to write your own, or if you wish to add to the instructions you have given above, you may do so here.) I direct that:</text:p>
      <text:p text:style-name="Blank_20_Space"/>
      <text:p text:style-name="P19">(Add additional sheets if needed.)</text:p>
      <text:h text:style-name="P37" text:outline-level="1"><text:span text:style-name="T10">Part</text:span> 3. <text:span text:style-name="T4">Donation of Organs, Tissues, and Parts at Death (optional)</text:span></text:h>
      <text:p text:style-name="Standard">◻ Upon my death, I give my organs, tissues, and parts (mark box to indicate yes). By checking the box above, and notwithstanding my choice in Part 2 of this form, I authorize my agent to consent to any temporary medical procedure necessary solely to evaluate and/or maintain my organs, tissues, and/or parts for purposes of donation.</text:p>
      <text:p text:style-name="Standard">My donation is for the following purposes (strike any of the following you do not want):</text:p>
      <text:list xml:id="list1830283790" text:style-name="L1">
        <text:list-item>
          <text:p text:style-name="P3">Transplant</text:p>
        </text:list-item>
        <text:list-item>
          <text:p text:style-name="P4">Therapy</text:p>
        </text:list-item>
        <text:list-item>
          <text:p text:style-name="P4">Research</text:p>
        </text:list-item>
        <text:list-item>
          <text:p text:style-name="P3">Education</text:p>
        </text:list-item>
      </text:list>
      <text:p text:style-name="Standard">If you want to restrict your donation of an organ, tissue, or part in some way, please state your restriction on the following lines:</text:p>
      <text:p text:style-name="Blank_20_Space"/>
      <text:p text:style-name="Standard">If I leave this part blank, it is not a refusal to make a donation. My state-authorized donor registration should be followed, or, if none, my agent may make a donation upon my death. If no agent is named above, I acknowledge that California law permits an authorized individual to make such a decision on my <text:soft-page-break/>behalf. (To state any limitation, preference, or instruction regarding donation, please use the lines above or in Section 1.5 of this form).</text:p>
      <text:h text:style-name="P37" text:outline-level="1">P<text:span text:style-name="T10">art</text:span> 4. <text:span text:style-name="T4">Primary Physician (optional)</text:span></text:h>
      <text:p text:style-name="Standard">I designate the following physician as my primary physician:</text:p>
      <text:p text:style-name="Fill-in-the-Blank">Name of Physician:<text:tab/><text:tab/></text:p>
      <text:p text:style-name="Fill-in-the-Blank">Address:<text:tab/><text:tab/><text:line-break/><text:tab/><text:tab/><text:line-break/><text:tab/><text:tab/></text:p>
      <text:p text:style-name="Fill-in-the-Blank">Phone:<text:tab/><text:tab/></text:p>
      <text:p text:style-name="Standard"><text:span text:style-name="T4">Optional</text:span>: If the physician I have designated above is not willing, able, or reasonably available to act as my primary physician, I designate the following physician as my primary physician:</text:p>
      <text:p text:style-name="Fill-in-the-Blank">Name of Physician:<text:tab/><text:tab/></text:p>
      <text:p text:style-name="Fill-in-the-Blank">Address:<text:tab/><text:tab/><text:line-break/><text:tab/><text:tab/><text:line-break/><text:tab/><text:tab/></text:p>
      <text:p text:style-name="Fill-in-the-Blank">Phone:<text:tab/><text:tab/></text:p>
      <text:h text:style-name="P36" text:outline-level="1"/>
      <text:h text:style-name="P37" text:outline-level="1"><text:span text:style-name="T4">Part </text:span>5</text:h>
      <text:h text:style-name="Heading_20_2" text:outline-level="2">Effect of Copy</text:h>
      <text:p text:style-name="Standard">A copy of this form has the same effect as the original.</text:p>
      <text:h text:style-name="Heading_20_2" text:outline-level="2">Signature</text:h>
      <text:p text:style-name="Standard">Sign and date the form her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48" text:outline-level="2"/>
      <text:h text:style-name="P55" text:outline-level="2">Statement of Witnesses</text:h>
      <text:p text:style-name="Standard">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Standard">First <text:span text:style-name="T12">W</text:span>itness</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p text:style-name="P27">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P18">Second <text:span text:style-name="T12">Witness</text:span></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47" text:outline-level="2"/>
      <text:h text:style-name="P52" text:outline-level="2">Additional Statement of Witnesses</text:h>
      <text:p text:style-name="Standard">At least one of the above witnesses must also sign the following declaration:</text:p>
      <text:p text:style-name="P28">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17">First Witness (required)</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p text:style-name="P16"/>
      <text:p text:style-name="P33">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15">Second Witness (optional)</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text:h text:style-name="P38" text:outline-level="1">Part 6. Special Witness Requirement</text:h>
      <text:p text:style-name="Standard"><text:span text:style-name="T5">T</text:span>he following statement is required only if you are a patient in a skilled nursing facility—a health care facility that provides the following basic services: skilled nursing care and supportive care to patients whose primary need is for availability of skilled nursing care on an extended basis. The patient advocate or ombudsman must sign the following statement:</text:p>
      <text:p text:style-name="P31">Statement of Patient Advocate or Ombudsman</text:p>
      <text:p text:style-name="P28">I declare under penalty of perjury under the laws of California that I am a patient advocate or ombudsman as designated by the State Department of Aging and that I am serving as a witness as required by Section 4675 of the Probate Cod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line-height="137%" fo:text-align="start" style:justify-single-word="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text-align="start" style:justify-single-word="false" style:page-number="auto"/>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701in" fo:margin-bottom="0in" loext:contextual-spacing="false"/>
      <style:text-properties fo:font-size="14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ll-in-the-Blank" style:family="paragraph" style:parent-style-name="Standard" style:class="text">
      <style:paragraph-properties fo:margin-top="0.1701in" fo:margin-bottom="0.1701in" loext:contextual-spacing="false">
        <style:tab-stops>
          <style:tab-stop style:position="2in"/>
          <style:tab-stop style:position="5.5in" style:type="right" style:leader-style="solid" style:leader-text="_"/>
        </style:tab-stops>
      </style:paragraph-properties>
    </style:style>
    <style:style style:name="Blank_20_Space" style:display-name="Blank Space" style:family="paragraph" style:parent-style-name="Standard" style:next-style-name="Standard" style:class="text" style:master-page-name="">
      <style:paragraph-properties fo:margin-left="0in" fo:margin-right="0in" fo:margin-top="1in" fo:margin-bottom="1in" loext:contextual-spacing="false" fo:line-height="100%" fo:text-indent="0in" style:auto-text-indent="false" style:page-number="auto" fo:padding="0.0201in" fo:border="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MP2" style:family="paragraph" style:parent-style-name="Footer">
      <style:paragraph-properties fo:text-align="start" style:justify-single-word="false">
        <style:tab-stops>
          <style:tab-stop style:position="5.4953in" style:type="right"/>
        </style:tab-stops>
      </style:paragraph-properties>
    </style:style>
    <style:style style:name="MT1" style:family="text">
      <style:text-properties officeooo:rsid="002c9f64"/>
    </style:style>
    <style:style style:name="MT2" style:family="text">
      <style:text-properties officeooo:rsid="000b1f04"/>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span text:style-name="MT1"><text:tab/>Page </text:span><text:page-number text:select-page="current">15</text:page-number><text:s/><text:span text:style-name="MT2">of </text:span><text:span text:style-name="MT2"><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20-03-22T11:18:00.250381610</meta:creation-date>
    <dc:date>2020-03-23T11:15:29.590539251</dc:date>
    <dc:creator>Kyle Mitchell</dc:creator>
    <meta:editing-duration>PT51M41S</meta:editing-duration>
    <meta:editing-cycles>57</meta:editing-cycles>
    <meta:generator>LibreOffice/6.1.5.2$Linux_X86_64 LibreOffice_project/10$Build-2</meta:generator>
    <meta:document-statistic meta:table-count="0" meta:image-count="0" meta:object-count="0" meta:page-count="17" meta:paragraph-count="111" meta:word-count="1541" meta:character-count="9065" meta:non-whitespace-character-count="7489"/>
  </office:meta>
</office:document-meta>
</file>